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loext:fill-use-slide-background="false" draw:textarea-vertical-align="middle" draw:auto-grow-height="false" fo:min-height="18.318cm" fo:min-width="15.15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1cm" fo:min-width="0.772cm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8.164cm" fo:min-width="14.465cm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9cm" fo:min-width="3.443cm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917cm" fo:min-width="2.865cm" loext:decorative="false"/>
      <style:paragraph-properties style:writing-mode="lr-tb"/>
    </style:style>
    <style:style style:name="gr7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9" style:family="graphic" style:parent-style-name="standard">
      <style:graphic-properties draw:textarea-horizontal-align="justify" draw:textarea-vertical-align="middle" draw:auto-grow-height="false" fo:min-height="2.25cm" fo:min-width="3.75cm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cm" fo:min-width="6.11cm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25cm" fo:min-width="1.25cm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2cm" fo:min-width="4.75cm" loext:decorative="false"/>
      <style:paragraph-properties style:writing-mode="lr-tb"/>
    </style:style>
    <style:style style:name="gr13" style:family="graphic" style:parent-style-name="objectwithoutfill">
      <style:graphic-properties draw:marker-end="Arrow" draw:marker-end-width="0.3cm" draw:fill="none" draw:textarea-vertical-align="middle" loext:decorative="false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2cm" fo:min-width="6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11pt" style:font-size-asian="11pt" style:font-size-complex="11pt"/>
    </style:style>
    <style:style style:name="P3" style:family="paragraph">
      <loext:graphic-properties draw:fill="none" draw:fill-color="#ffffff"/>
      <style:text-properties fo:font-size="11pt" style:font-size-asian="11pt" style:font-size-complex="11pt"/>
    </style:style>
    <style:style style:name="P4" style:family="paragraph">
      <style:paragraph-properties fo:text-align="center"/>
      <style:text-properties fo:font-size="11pt" style:font-size-asian="11pt" style:font-size-complex="11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start"/>
      <style:text-properties fo:font-size="8pt" style:font-size-asian="8pt" style:font-size-complex="8pt"/>
    </style:style>
    <style:style style:name="P9" style:family="paragraph">
      <style:paragraph-properties fo:text-align="end"/>
    </style:style>
    <style:style style:name="P10" style:family="paragraph">
      <loext:graphic-properties draw:fill="none"/>
      <style:paragraph-properties fo:text-align="end"/>
      <style:text-properties fo:font-size="8pt" style:font-size-asian="8pt" style:font-size-complex="8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name="App" draw:style-name="gr2" draw:text-style-name="P1" draw:layer="layout" svg:width="15.655cm" svg:height="18.568cm" svg:x="2.334cm" svg:y="3.06cm">
            <text:p text:style-name="P1"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2.402cm" svg:height="1.201cm" svg:x="2.336cm" svg:y="3.159cm">
            <draw:text-box>
              <text:p text:style-name="P2"><text:span text:style-name="T1">App</text:span></text:p>
            </draw:text-box>
          </draw:frame>
        </draw:g>
        <draw:g draw:style-name="gr1">
          <draw:custom-shape draw:style-name="gr4" draw:text-style-name="P1" draw:layer="layout" svg:width="14.965cm" svg:height="8.414cm" svg:x="2.785cm" svg:y="7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3" draw:layer="layout" svg:width="2.329cm" svg:height="0.779cm" svg:x="2.695cm" svg:y="7.135cm">
            <draw:text-box>
              <text:p text:style-name="P2"><text:span text:style-name="T1">Workflow</text:span></text:p>
            </draw:text-box>
          </draw:frame>
        </draw:g>
        <draw:custom-shape draw:style-name="gr6" draw:text-style-name="P4" xml:id="id1" draw:id="id1" draw:layer="layout" svg:width="3.365cm" svg:height="1.167cm" svg:x="5.5cm" svg:y="4.25cm">
          <text:p text:style-name="P4"><text:span text:style-name="T1">STDIN (optiona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xml:id="id3" draw:id="id3" draw:layer="layout" svg:width="3.365cm" svg:height="1.167cm" svg:x="10.25cm" svg:y="4.25cm">
          <text:p text:style-name="P4"><text:span text:style-name="T1">STDOUT (optional)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svg:x1="7.182cm" svg:y1="5.417cm" svg:x2="9.625cm" svg:y2="8cm" draw:start-shape="id1" draw:start-glue-point="2" draw:end-shape="id2" draw:end-glue-point="0" svg:d="M7182 5417v1291h2443v1292" svg:viewBox="0 0 2444 2584">
          <text:p/>
        </draw:connector>
        <draw:connector draw:style-name="gr8" draw:text-style-name="P5" draw:layer="layout" svg:x1="11.932cm" svg:y1="5.417cm" svg:x2="9.625cm" svg:y2="8cm" draw:start-shape="id3" draw:start-glue-point="2" draw:end-shape="id2" draw:end-glue-point="0" svg:d="M11932 5417v1291h-2307v1292" svg:viewBox="0 0 2308 2584">
          <text:p/>
        </draw:connector>
        <draw:g draw:style-name="gr1" xml:id="id6" draw:id="id6">
          <draw:custom-shape draw:style-name="gr9" draw:text-style-name="P1" draw:layer="layout" svg:width="4.25cm" svg:height="2.5cm" svg:x="3cm" svg:y="11.25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3" draw:layer="layout" svg:width="2.25cm" svg:height="1.751cm" svg:x="3cm" svg:y="11.25cm">
            <draw:text-box>
              <text:p><text:span text:style-name="T1">Container</text:span></text:p>
              <text:p><text:span text:style-name="T2">- Once</text:span></text:p>
              <text:p><text:span text:style-name="T2">- Repeated</text:span></text:p>
              <text:p><text:span text:style-name="T2">- StartStop</text:span></text:p>
            </draw:text-box>
          </draw:frame>
          <draw:custom-shape draw:style-name="gr11" draw:text-style-name="P4" draw:layer="layout" svg:width="1.75cm" svg:height="0.5cm" svg:x="4.939cm" svg:y="12.935cm">
            <text:p text:style-name="P1"><text:span text:style-name="T1">Bin</text:span></text:p>
            <draw:enhanced-geometry svg:viewBox="0 0 21600 21600" draw:type="rectangle" draw:enhanced-path="M 0 0 L 21600 0 21600 21600 0 21600 0 0 Z N"/>
          </draw:custom-shape>
        </draw:g>
        <draw:g draw:style-name="gr1" xml:id="id5" draw:id="id5">
          <draw:custom-shape draw:style-name="gr9" draw:text-style-name="P1" draw:layer="layout" svg:width="4.25cm" svg:height="2.5cm" svg:x="12.75cm" svg:y="11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3" draw:layer="layout" svg:width="2.25cm" svg:height="1.751cm" svg:x="12.75cm" svg:y="11cm">
            <draw:text-box>
              <text:p><text:span text:style-name="T1">Container</text:span></text:p>
              <text:p><text:span text:style-name="T2">- Once</text:span></text:p>
              <text:p><text:span text:style-name="T2">- Repeated</text:span></text:p>
              <text:p><text:span text:style-name="T2">- StartStop</text:span></text:p>
            </draw:text-box>
          </draw:frame>
          <draw:custom-shape draw:style-name="gr11" draw:text-style-name="P4" draw:layer="layout" svg:width="1.75cm" svg:height="0.5cm" svg:x="14.689cm" svg:y="12.685cm">
            <text:p text:style-name="P1"><text:span text:style-name="T1">Bin</text:span></text:p>
            <draw:enhanced-geometry svg:viewBox="0 0 21600 21600" draw:type="rectangle" draw:enhanced-path="M 0 0 L 21600 0 21600 21600 0 21600 0 0 Z N"/>
          </draw:custom-shape>
        </draw:g>
        <draw:g draw:style-name="gr1" xml:id="id4" draw:id="id4">
          <draw:custom-shape draw:style-name="gr9" draw:text-style-name="P1" draw:layer="layout" svg:width="4.25cm" svg:height="2.5cm" svg:x="8cm" svg:y="11.75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3" draw:layer="layout" svg:width="2.25cm" svg:height="1.751cm" svg:x="8cm" svg:y="11.75cm">
            <draw:text-box>
              <text:p><text:span text:style-name="T1">Container</text:span></text:p>
              <text:p><text:span text:style-name="T2">- Once</text:span></text:p>
              <text:p><text:span text:style-name="T2">- Repeated</text:span></text:p>
              <text:p><text:span text:style-name="T2">- StartStop</text:span></text:p>
            </draw:text-box>
          </draw:frame>
          <draw:custom-shape draw:style-name="gr11" draw:text-style-name="P4" draw:layer="layout" svg:width="1.75cm" svg:height="0.5cm" svg:x="9.939cm" svg:y="13.435cm">
            <text:p text:style-name="P1"><text:span text:style-name="T1">Bin</text:span></text:p>
            <draw:enhanced-geometry svg:viewBox="0 0 21600 21600" draw:type="rectangle" draw:enhanced-path="M 0 0 L 21600 0 21600 21600 0 21600 0 0 Z N"/>
          </draw:custom-shape>
        </draw:g>
        <draw:custom-shape draw:style-name="gr12" draw:text-style-name="P4" xml:id="id2" draw:id="id2" draw:layer="layout" svg:width="5.25cm" svg:height="2.25cm" svg:x="7cm" svg:y="8cm">
          <text:p text:style-name="P1"><text:span text:style-name="T1">Router</text:span></text:p>
          <draw:enhanced-geometry svg:viewBox="0 0 21600 21600" draw:type="rectangle" draw:enhanced-path="M 0 0 L 21600 0 21600 21600 0 21600 0 0 Z N"/>
        </draw:custom-shape>
        <draw:connector draw:style-name="gr13" draw:text-style-name="P6" draw:layer="layout" draw:type="curve" svg:x1="10.125cm" svg:y1="11.75cm" svg:x2="9.625cm" svg:y2="10.25cm" draw:start-shape="id4" draw:start-glue-point="0" draw:end-shape="id2" draw:end-glue-point="2" svg:d="M10125 11750c0-1125-500-375-500-1500" svg:viewBox="0 0 501 1501">
          <text:p text:style-name="P1"><text:span text:style-name="T3">MsgX</text:span></text:p>
        </draw:connector>
        <draw:connector draw:style-name="gr13" draw:text-style-name="P6" draw:layer="layout" draw:type="curve" svg:x1="12.25cm" svg:y1="9.125cm" svg:x2="14.875cm" svg:y2="11cm" draw:start-shape="id2" draw:start-glue-point="1" draw:end-shape="id5" draw:end-glue-point="0" svg:d="M12250 9125c1750 0 2625 625 2625 1875" svg:viewBox="0 0 2626 1876">
          <text:p text:style-name="P1"><text:span text:style-name="T3">MsgX,MsgY</text:span></text:p>
        </draw:connector>
        <draw:connector draw:style-name="gr13" draw:text-style-name="P6" draw:layer="layout" draw:type="curve" svg:x1="5.125cm" svg:y1="11.25cm" svg:x2="7cm" svg:y2="9.125cm" draw:start-shape="id6" draw:start-glue-point="0" draw:end-shape="id2" draw:end-glue-point="3" svg:d="M5125 11250c0-1417 625-2125 1875-2125" svg:viewBox="0 0 1876 2126">
          <text:p text:style-name="P1"><text:span text:style-name="T3">MsgY</text:span></text:p>
        </draw:connector>
        <draw:connector draw:style-name="gr13" draw:text-style-name="P8" draw:layer="layout" draw:type="curve" draw:line-skew="0cm 0.5cm" svg:x1="7cm" svg:y1="9.125cm" svg:x2="10.125cm" svg:y2="11.75cm" draw:start-shape="id2" draw:start-glue-point="3" draw:end-shape="id4" draw:end-glue-point="0" svg:d="M7000 9125c-751 0-626 1187 343 1750s2782 500 2782 875" svg:viewBox="0 0 3611 2626">
          <text:p text:style-name="P7"><text:span text:style-name="T3">MsgY</text:span></text:p>
        </draw:connector>
        <draw:connector draw:style-name="gr13" draw:text-style-name="P6" draw:layer="layout" draw:type="curve" svg:x1="12.25cm" svg:y1="9.125cm" svg:x2="10.125cm" svg:y2="11.75cm" draw:start-shape="id2" draw:start-glue-point="1" draw:end-shape="id4" draw:end-glue-point="0" svg:d="M12250 9125c751 0 626 938-93 1313s-2032 187-2032 1312" svg:viewBox="0 0 2634 2626">
          <text:p text:style-name="P1"><text:span text:style-name="T3">STDIN</text:span></text:p>
        </draw:connector>
        <draw:connector draw:style-name="gr13" draw:text-style-name="P10" draw:layer="layout" draw:type="curve" draw:line-skew="-0.438cm" svg:x1="17cm" svg:y1="12.25cm" svg:x2="12.25cm" svg:y2="9.125cm" draw:start-shape="id5" draw:start-glue-point="1" draw:end-shape="id2" draw:end-glue-point="1" svg:d="M17000 12250c94 0 2469-3125-4750-3125" svg:viewBox="0 0 5199 3126">
          <text:p text:style-name="P9"><text:span text:style-name="T3">STDOUT</text:span></text:p>
        </draw:connector>
        <draw:custom-shape draw:style-name="gr14" draw:text-style-name="P7" draw:layer="layout" svg:width="6.5cm" svg:height="2.25cm" svg:x="2.75cm" svg:y="16.25cm">
          <text:p text:style-name="P7">Workflow 2 ...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none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3T21:46:39.749969037</meta:creation-date>
    <dc:date>2024-07-23T22:40:26.467554040</dc:date>
    <meta:editing-duration>PT5M15S</meta:editing-duration>
    <meta:editing-cycles>1</meta:editing-cycles>
    <meta:document-statistic meta:object-count="30"/>
    <meta:generator>LibreOffice/24.2.5.2$MacOSX_AARCH64 LibreOffice_project/bffef4ea93e59bebbeaf7f431bb02b1a39ee8a59</meta:generator>
  </office:meta>
</office:document-meta>
</file>